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end" style:justify-single-word="false"/>
    </style:style>
    <style:style style:name="T1" style:family="text">
      <style:text-properties fo:font-size="20pt" style:font-size-asian="20pt" style:font-size-complex="2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projet a permi d’améliorer des connaissances de diverses domaines liés aux grandes domaines des systèmes d’information, gestion de projet, étude préalable et l’approche progiciel. Le scénario proposé (étude préalable d’un système d’information pour l’entreprise GSTP) nous a donné l’opportunité de connaître avec plus de détails la logique fonctionnelle et structurelle au niveau entreprise, et de pouvoir bien entendre le métier. Les notions d’évolutivité des logiciels et progiciels, maintenabilité et implantation étaient éclarissées.</text:p>
      <text:p text:style-name="Standard"/>
      <text:p text:style-name="Standard">Le travail en équipe et la forme et cohérence des documents ont été satisfaisants, grâce aux mechanismes mises en place par le CdP et le RQ. <text:s/>Le système de contrôle de versions a posé des problèmes d’adaptation au début, mais après il s’a montré comme un outil indispensable et practique. La division et affectation des tâches était toujours claire, mais quand même flexible, pour les cas oú la durée d’une activité était sur-estimée ou sous-estimée.</text:p>
      <text:p text:style-name="Standard"/>
      <text:p text:style-name="Standard">Dans le contexte de la phase d’étude préalable, il faut suivant faire attention au niveau de détails adopté, ce qui était pas constamment claire. En plus, la compréhension du métier étant limité, les renseignements des enseignants étaient de importance rémarquable. Le travail attendu pour chaque tâche était pas toujours évident, ce qui a imposé des révues pour bien contrôler la coherénce, surtout pendant la phase de cible fonctionnel et thèmes de progrés.</text:p>
      <text:p text:style-name="Standard"/>
      <text:p text:style-name="Standard">Malheureusement, la division entre Solution Spécifique (à laquelle j’ai participée) et Solution Standard a limité mon accés à ARIS et à SAP. Cependant, la réflexion pour la mise en place d’une solution spécifique, la proposition d’une architecture applicative et technique générale et les impacts sur la structure de l’entreprise était profitant pour ma formation. </text:p>
      <text:p text:style-name="Standard"/>
      <text:p text:style-name="Standard">Finalement, ce projet est bien cohérent avec les objectives proposées pour le 4IF: une formation pas seulement technique mais avec des méthodes de conception et déroulement des projets informat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andro Mattioli</meta:initial-creator>
    <meta:creation-date>2011-03-08T18:17:02</meta:creation-date>
    <dc:date>2011-03-08T19:21:13</dc:date>
    <dc:creator>Leandro Mattioli</dc:creator>
    <meta:editing-duration>PT1H1M27S</meta:editing-duration>
    <meta:editing-cycles>7</meta:editing-cycles>
    <meta:generator>LibreOffice/3.3$Unix LibreOffice_project/330m19$Build-8</meta:generator>
    <meta:document-statistic meta:table-count="0" meta:image-count="0" meta:object-count="0" meta:page-count="1" meta:paragraph-count="5" meta:word-count="303" meta:character-count="2012"/>
  </office:meta>
</office:document-meta>
</file>